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teratorImpl.removeNode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IteratorImpl.acceptNode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teratorImpl.getWhatToSh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nextNod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odeIteratorImpl.previousNod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odeIteratorImpl.nextNode( Node node , boolean visitChildre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deIteratorImpl.getExpandEntity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de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teratorImpl.matchNodeOrParent( 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teratorImpl.previousNode( Node n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odeIteratorImpl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NodeIteratorImpl( DocumentImpl document , Node root , int whatToShow , NodeFilter nodeFilter , boolean entityReferenceExpa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